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729166666666665in"/>
    </style:style>
    <style:style style:name="co3" style:family="table-column">
      <style:table-column-properties fo:break-before="auto" style:column-width="3.5520833333333335in"/>
    </style:style>
    <style:style style:name="co4" style:family="table-column">
      <style:table-column-properties fo:break-before="auto" style:column-width="3.9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Date </text:p>
          </table:table-cell>
          <table:table-cell table:style-name="ce22" office:value-type="string">
            <text:p>Charge </text:p>
          </table:table-cell>
          <table:table-cell table:style-name="ce23" office:value-type="string">
            <text:p>Street </text:p>
          </table:table-cell>
          <table:table-cell table:style-name="ce23" office:value-type="string">
            <text:p>Zipcode </text:p>
          </table:table-cell>
          <table:table-cell table:style-name="ce23" office:value-type="string">
            <text:p>SubDivsion</text:p>
          </table:table-cell>
        </table:table-row>
        <table:table-row table:style-name="ro2">
          <table:table-cell table:style-name="ce24" office:value-type="date" office:date-value="2006-03-22T00:00:00">
            <text:p>3/22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AIRPOR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11T00:00:00">
            <text:p>1/11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IRPOR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AIRPOR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14T00:00:00">
            <text:p>12/14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AIRPOR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24T00:00:00">
            <text:p>3/24/2006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ALABAM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4" office:value-type="date" office:date-value="2006-02-01T00:00:00">
            <text:p>2/1/2006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ALABAM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4" office:value-type="date" office:date-value="2005-12-30T00:00:00">
            <text:p>12/30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ANGUS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HENDERSON</text:p>
          </table:table-cell>
        </table:table-row>
        <table:table-row table:style-name="ro2">
          <table:table-cell table:style-name="ce24" office:value-type="date" office:date-value="2006-12-12T00:00:00">
            <text:p>12/12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4" office:value-type="date" office:date-value="2006-10-15T00:00:00">
            <text:p>10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4" office:value-type="date" office:date-value="2006-09-20T00:00:00">
            <text:p>9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4" office:value-type="date" office:date-value="2006-09-17T00:00:00">
            <text:p>9/17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4" office:value-type="date" office:date-value="2006-08-25T00:00:00">
            <text:p>8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4" office:value-type="date" office:date-value="2006-08-23T00:00:00">
            <text:p>8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4" office:value-type="date" office:date-value="2006-08-23T00:00:00">
            <text:p>8/2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4" office:value-type="date" office:date-value="2006-04-13T00:00:00">
            <text:p>4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</text:p>
          </table:table-cell>
        </table:table-row>
        <table:table-row table:style-name="ro2">
          <table:table-cell table:style-name="ce24" office:value-type="date" office:date-value="2006-07-11T00:00:00">
            <text:p>7/11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OAKTREE</text:p>
          </table:table-cell>
        </table:table-row>
        <table:table-row table:style-name="ro2">
          <table:table-cell table:style-name="ce24" office:value-type="date" office:date-value="2006-03-26T00:00:00">
            <text:p>3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LOW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RANCHES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7-02T00:00:00">
            <text:p>7/2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7-01T00:00:00">
            <text:p>7/1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6-27T00:00:00">
            <text:p>6/27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6-26T00:00:00">
            <text:p>6/26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6-25T00:00:00">
            <text:p>6/25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6-24T00:00:00">
            <text:p>6/24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0-06-23T00:00:00">
            <text:p>6/23/2000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6-20T00:00:00">
            <text:p>6/20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6-19T00:00:00">
            <text:p>6/19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6-18T00:00:00">
            <text:p>6/18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6-17T00:00:00">
            <text:p>6/17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6-25T00:00:00">
            <text:p>6/25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6-29T00:00:00">
            <text:p>6/29/2006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5-21T00:00:00">
            <text:p>5/2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5-17T00:00:00">
            <text:p>5/1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MERON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11-11T00:00:00">
            <text:p>11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TERS NECK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HORSEMANS HILL</text:p>
          </table:table-cell>
        </table:table-row>
        <table:table-row table:style-name="ro2">
          <table:table-cell table:style-name="ce24" office:value-type="date" office:date-value="2006-01-06T00:00:00">
            <text:p>1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TERS NECK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TWIN OAKS</text:p>
          </table:table-cell>
        </table:table-row>
        <table:table-row table:style-name="ro2">
          <table:table-cell table:style-name="ce24" office:value-type="date" office:date-value="2006-08-24T00:00:00">
            <text:p>8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PEL HILL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APEL HILL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4" office:value-type="date" office:date-value="2006-01-28T00:00:00">
            <text:p>1/2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ERWELL COURT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BANBURY CROSS</text:p>
          </table:table-cell>
        </table:table-row>
        <table:table-row table:style-name="ro2">
          <table:table-cell table:style-name="ce24" office:value-type="date" office:date-value="2006-01-28T00:00:00">
            <text:p>1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RWELL COURT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BANBURY CROSS</text:p>
          </table:table-cell>
        </table:table-row>
        <table:table-row table:style-name="ro2">
          <table:table-cell table:style-name="ce24" office:value-type="date" office:date-value="2005-07-25T00:00:00">
            <text:p>7/25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CHERWELL COURT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BANBURY CROSS</text:p>
          </table:table-cell>
        </table:table-row>
        <table:table-row table:style-name="ro2">
          <table:table-cell table:style-name="ce24" office:value-type="date" office:date-value="2006-06-28T00:00:00">
            <text:p>6/28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EER PATH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FARMS</text:p>
          </table:table-cell>
        </table:table-row>
        <table:table-row table:style-name="ro2">
          <table:table-cell table:style-name="ce24" office:value-type="date" office:date-value="2006-11-13T00:00:00">
            <text:p>11/1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EER PATH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FARMS</text:p>
          </table:table-cell>
        </table:table-row>
        <table:table-row table:style-name="ro2">
          <table:table-cell table:style-name="ce24" office:value-type="date" office:date-value="2006-12-24T00:00:00">
            <text:p>12/24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EAST QUEENS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4" office:value-type="date" office:date-value="2006-12-13T00:00:00">
            <text:p>12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QUEENS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EAST QUEENS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4" office:value-type="date" office:date-value="2006-04-16T00:00:00">
            <text:p>4/1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QUEENS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4" office:value-type="date" office:date-value="2006-04-08T00:00:00">
            <text:p>4/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QUEENS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4" office:value-type="date" office:date-value="2006-01-20T00:00:00">
            <text:p>1/2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QUEENS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QUEENS LAKE</text:p>
          </table:table-cell>
        </table:table-row>
        <table:table-row table:style-name="ro2">
          <table:table-cell table:style-name="ce24" office:value-type="date" office:date-value="2006-09-28T00:00:00">
            <text:p>9/28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28T00:00:00">
            <text:p>8/28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27T00:00:00">
            <text:p>8/2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16T00:00:00">
            <text:p>7/1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26T00:00:00">
            <text:p>5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08T00:00:00">
            <text:p>1/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11T00:00:00">
            <text:p>11/11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12T00:00:00">
            <text:p>9/1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13T00:00:00">
            <text:p>11/13/2006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12T00:00:00">
            <text:p>11/1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24T00:00:00">
            <text:p>10/24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19T00:00:00">
            <text:p>10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26T00:00:00">
            <text:p>5/26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05T00:00:00">
            <text:p>8/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25T00:00:00">
            <text:p>8/2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12T00:00:00">
            <text:p>8/1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8T00:00:00">
            <text:p>7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11T00:00:00">
            <text:p>7/1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25T00:00:00">
            <text:p>6/25/2006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04T00:00:00">
            <text:p>6/4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04T00:00:00">
            <text:p>6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31T00:00:00">
            <text:p>5/3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29T00:00:00">
            <text:p>5/29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23T00:00:00">
            <text:p>5/2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13T00:00:00">
            <text:p>5/13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5-12-17T00:00:00">
            <text:p>12/17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10T00:00:00">
            <text:p>12/1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21T00:00:00">
            <text:p>12/2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18T00:00:00">
            <text:p>12/18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05T00:00:00">
            <text:p>12/5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05T00:00:00">
            <text:p>12/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10T00:00:00">
            <text:p>12/10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30T00:00:00">
            <text:p>11/3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05T00:00:00">
            <text:p>12/5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25T00:00:00">
            <text:p>11/25/2006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24T00:00:00">
            <text:p>11/24/2006</text:p>
          </table:table-cell>
          <table:table-cell table:style-name="ce21" office:value-type="string">
            <text:p>DRIVING AFTER FORFEITURE OF LICENS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18T00:00:00">
            <text:p>10/18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16T00:00:00">
            <text:p>11/1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26T00:00:00">
            <text:p>10/2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24T00:00:00">
            <text:p>10/2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18T00:00:00">
            <text:p>10/1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17T00:00:00">
            <text:p>10/1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30T00:00:00">
            <text:p>9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26T00:00:00">
            <text:p>5/26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04T00:00:00">
            <text:p>10/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5T00:00:00">
            <text:p>9/2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02T00:00:00">
            <text:p>9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23T00:00:00">
            <text:p>8/23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23T00:00:00">
            <text:p>8/23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05T00:00:00">
            <text:p>8/5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8T00:00:00">
            <text:p>7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19T00:00:00">
            <text:p>7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18T00:00:00">
            <text:p>7/18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07T00:00:00">
            <text:p>6/7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07T00:00:00">
            <text:p>6/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09T00:00:00">
            <text:p>6/9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29T00:00:00">
            <text:p>5/29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25T00:00:00">
            <text:p>5/2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POSSESSION OF SCHEDULE I,II CONTROLLED SUB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06T00:00:00">
            <text:p>5/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10T00:00:00">
            <text:p>4/1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30T00:00:00">
            <text:p>4/3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19T00:00:00">
            <text:p>4/19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19T00:00:00">
            <text:p>4/19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27T00:00:00">
            <text:p>3/2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27T00:00:00">
            <text:p>3/27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2-22T00:00:00">
            <text:p>2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21T00:00:00">
            <text:p>1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19T00:00:00">
            <text:p>1/1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07T00:00:00">
            <text:p>1/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10T00:00:00">
            <text:p>6/1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10T00:00:00">
            <text:p>6/10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11T00:00:00">
            <text:p>10/1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13T00:00:00">
            <text:p>5/1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06T00:00:00">
            <text:p>10/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5T00:00:00">
            <text:p>9/2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14T00:00:00">
            <text:p>4/1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10T00:00:00">
            <text:p>4/10/2006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10T00:00:00">
            <text:p>4/1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23T00:00:00">
            <text:p>12/2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9T00:00:00">
            <text:p>9/2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27T00:00:00">
            <text:p>4/27/2006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26T00:00:00">
            <text:p>4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29T00:00:00">
            <text:p>3/2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05T00:00:00">
            <text:p>3/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03T00:00:00">
            <text:p>3/3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06T00:00:00">
            <text:p>6/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06T00:00:00">
            <text:p>6/6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17T00:00:00">
            <text:p>10/17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2-24T00:00:00">
            <text:p>2/2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09T00:00:00">
            <text:p>12/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ROCHAMBEAU DRIV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05T00:00:00">
            <text:p>8/5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NGLISH GARDEN WAY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LIGHTFOOT PLANTATION</text:p>
          </table:table-cell>
        </table:table-row>
        <table:table-row table:style-name="ro2">
          <table:table-cell table:style-name="ce24" office:value-type="date" office:date-value="2006-09-11T00:00:00">
            <text:p>9/11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EWE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EWELL INDUSTRIAL PARK</text:p>
          </table:table-cell>
        </table:table-row>
        <table:table-row table:style-name="ro2">
          <table:table-cell table:style-name="ce24" office:value-type="date" office:date-value="2006-09-11T00:00:00">
            <text:p>9/11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EWE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EWELL INDUSTRIAL PARK</text:p>
          </table:table-cell>
        </table:table-row>
        <table:table-row table:style-name="ro2">
          <table:table-cell table:style-name="ce24" office:value-type="date" office:date-value="2006-09-25T00:00:00">
            <text:p>9/2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WE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EWELL INDUSTRIAL PARK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EWE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EWELL INDUSTRIAL PARK</text:p>
          </table:table-cell>
        </table:table-row>
        <table:table-row table:style-name="ro2">
          <table:table-cell table:style-name="ce24" office:value-type="date" office:date-value="2006-08-22T00:00:00">
            <text:p>8/22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EWE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EWELL INDUSTRIAL PARK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WE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EWELL INDUSTRIAL PARK</text:p>
          </table:table-cell>
        </table:table-row>
        <table:table-row table:style-name="ro2">
          <table:table-cell table:style-name="ce24" office:value-type="date" office:date-value="2006-05-12T00:00:00">
            <text:p>5/12/2006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EWE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EWELL INDUSTRIAL PARK</text:p>
          </table:table-cell>
        </table:table-row>
        <table:table-row table:style-name="ro2">
          <table:table-cell table:style-name="ce24" office:value-type="date" office:date-value="2006-03-30T00:00:00">
            <text:p>3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WELL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EWELL INDUSTRIAL PARK</text:p>
          </table:table-cell>
        </table:table-row>
        <table:table-row table:style-name="ro2">
          <table:table-cell table:style-name="ce24" office:value-type="date" office:date-value="2006-11-27T00:00:00">
            <text:p>11/27/2006</text:p>
          </table:table-cell>
          <table:table-cell table:style-name="ce21" office:value-type="string">
            <text:p>DEATH, SUICIDE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28T00:00:00">
            <text:p>10/2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13T00:00:00">
            <text:p>10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11T00:00:00">
            <text:p>10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10T00:00:00">
            <text:p>9/10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30T00:00:00">
            <text:p>7/30/2006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09T00:00:00">
            <text:p>7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09T00:00:00">
            <text:p>7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17T00:00:00">
            <text:p>5/17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10T00:00:00">
            <text:p>5/10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25T00:00:00">
            <text:p>8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ENTON MILL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19T00:00:00">
            <text:p>11/1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ORREST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FARMS</text:p>
          </table:table-cell>
        </table:table-row>
        <table:table-row table:style-name="ro2">
          <table:table-cell table:style-name="ce24" office:value-type="date" office:date-value="2006-12-13T00:00:00">
            <text:p>12/13/2006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FORREST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FARMS</text:p>
          </table:table-cell>
        </table:table-row>
        <table:table-row table:style-name="ro2">
          <table:table-cell table:style-name="ce24" office:value-type="date" office:date-value="2006-12-13T00:00:00">
            <text:p>12/13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FORREST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FARMS</text:p>
          </table:table-cell>
        </table:table-row>
        <table:table-row table:style-name="ro2">
          <table:table-cell table:style-name="ce24" office:value-type="date" office:date-value="2006-10-14T00:00:00">
            <text:p>10/1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ORREST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FARMS</text:p>
          </table:table-cell>
        </table:table-row>
        <table:table-row table:style-name="ro2">
          <table:table-cell table:style-name="ce24" office:value-type="date" office:date-value="2006-10-07T00:00:00">
            <text:p>10/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UDSON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CHENCK ESTATE</text:p>
          </table:table-cell>
        </table:table-row>
        <table:table-row table:style-name="ro2">
          <table:table-cell table:style-name="ce24" office:value-type="date" office:date-value="2006-11-26T00:00:00">
            <text:p>11/26/2006</text:p>
          </table:table-cell>
          <table:table-cell table:style-name="ce21" office:value-type="string">
            <text:p>MURDER -FIRST DEGREE </text:p>
          </table:table-cell>
          <table:table-cell table:style-name="ce21" office:value-type="string">
            <text:p>INDIAN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4" office:value-type="date" office:date-value="2006-07-06T00:00:00">
            <text:p>7/6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INDIAN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4" office:value-type="date" office:date-value="2006-08-27T00:00:00">
            <text:p>8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INDIAN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4" office:value-type="date" office:date-value="2006-06-02T00:00:00">
            <text:p>6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INDIAN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INDIAN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4" office:value-type="date" office:date-value="2006-04-10T00:00:00">
            <text:p>4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. FARM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MALONEY ESTATES</text:p>
          </table:table-cell>
        </table:table-row>
        <table:table-row table:style-name="ro2">
          <table:table-cell table:style-name="ce24" office:value-type="date" office:date-value="2006-09-03T00:00:00">
            <text:p>9/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GSGATE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BANBURY CROSS</text:p>
          </table:table-cell>
        </table:table-row>
        <table:table-row table:style-name="ro2">
          <table:table-cell table:style-name="ce24" office:value-type="date" office:date-value="2006-12-26T00:00:00">
            <text:p>12/2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GSGATE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BANBURY CROSS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GSGATE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BANBURY CROSS</text:p>
          </table:table-cell>
        </table:table-row>
        <table:table-row table:style-name="ro2">
          <table:table-cell table:style-name="ce24" office:value-type="date" office:date-value="2006-12-26T00:00:00">
            <text:p>12/2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VINSON PASS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LANDING ESTATES</text:p>
          </table:table-cell>
        </table:table-row>
        <table:table-row table:style-name="ro2">
          <table:table-cell table:style-name="ce24" office:value-type="date" office:date-value="2006-12-19T00:00:00">
            <text:p>12/19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05T00:00:00">
            <text:p>12/5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06T00:00:00">
            <text:p>12/6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16T00:00:00">
            <text:p>11/16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16T00:00:00">
            <text:p>11/1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10T00:00:00">
            <text:p>11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03T00:00:00">
            <text:p>11/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30T00:00:00">
            <text:p>10/3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13T00:00:00">
            <text:p>10/13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6T00:00:00">
            <text:p>9/26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12T00:00:00">
            <text:p>10/12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12T00:00:00">
            <text:p>10/12/2006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02T00:00:00">
            <text:p>7/2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02T00:00:00">
            <text:p>9/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14T00:00:00">
            <text:p>8/14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14T00:00:00">
            <text:p>8/14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10T00:00:00">
            <text:p>8/1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8T00:00:00">
            <text:p>7/28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2T00:00:00">
            <text:p>7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02T00:00:00">
            <text:p>7/2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24T00:00:00">
            <text:p>5/24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17T00:00:00">
            <text:p>5/17/2006</text:p>
          </table:table-cell>
          <table:table-cell table:style-name="ce21" office:value-type="string">
            <text:p>PEEPING INTO OCCUPIED DWELLING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02T00:00:00">
            <text:p>4/2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2-20T00:00:00">
            <text:p>2/20/2006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LIGHTFOOT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2-03T00:00:00">
            <text:p>2/3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LONDONDERRY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BANBURY CROSS</text:p>
          </table:table-cell>
        </table:table-row>
        <table:table-row table:style-name="ro2">
          <table:table-cell table:style-name="ce24" office:value-type="date" office:date-value="2006-08-27T00:00:00">
            <text:p>8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NDONDERRY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BANBURY CROSS</text:p>
          </table:table-cell>
        </table:table-row>
        <table:table-row table:style-name="ro2">
          <table:table-cell table:style-name="ce24" office:value-type="date" office:date-value="2006-04-07T00:00:00">
            <text:p>4/7/2006</text:p>
          </table:table-cell>
          <table:table-cell table:style-name="ce21" office:value-type="string">
            <text:p>FUGITIVE FROM JUSTIC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05T00:00:00">
            <text:p>12/5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30T00:00:00">
            <text:p>12/3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7T00:00:00">
            <text:p>7/27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7T00:00:00">
            <text:p>7/27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7T00:00:00">
            <text:p>7/27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7T00:00:00">
            <text:p>7/27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01T00:00:00">
            <text:p>4/1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ERRIMAC TRAIL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25T00:00:00">
            <text:p>12/25/2006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13T00:00:00">
            <text:p>12/1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ABDUCTION -EXTORT MONEY OR IMMORAL PURPOS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15T00:00:00">
            <text:p>11/1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13T00:00:00">
            <text:p>10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15T00:00:00">
            <text:p>10/15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08T00:00:00">
            <text:p>7/8/2006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3T00:00:00">
            <text:p>9/23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26T00:00:00">
            <text:p>8/26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31T00:00:00">
            <text:p>8/31/2006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24T00:00:00">
            <text:p>6/24/2006</text:p>
          </table:table-cell>
          <table:table-cell table:style-name="ce21" office:value-type="string">
            <text:p>LITTERING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03T00:00:00">
            <text:p>6/3/2006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03T00:00:00">
            <text:p>6/3/2006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03T00:00:00">
            <text:p>6/3/2006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18T00:00:00">
            <text:p>5/1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05T00:00:00">
            <text:p>4/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24T00:00:00">
            <text:p>4/24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24T00:00:00">
            <text:p>4/24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24T00:00:00">
            <text:p>4/24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17T00:00:00">
            <text:p>4/1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30T00:00:00">
            <text:p>3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30T00:00:00">
            <text:p>3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30T00:00:00">
            <text:p>3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16T00:00:00">
            <text:p>3/16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30T00:00:00">
            <text:p>1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11T00:00:00">
            <text:p>5/1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MCGILL TRACT</text:p>
          </table:table-cell>
        </table:table-row>
        <table:table-row table:style-name="ro2">
          <table:table-cell table:style-name="ce24" office:value-type="date" office:date-value="2006-05-11T00:00:00">
            <text:p>5/11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MCGILL TRACT</text:p>
          </table:table-cell>
        </table:table-row>
        <table:table-row table:style-name="ro2">
          <table:table-cell table:style-name="ce24" office:value-type="date" office:date-value="2006-12-16T00:00:00">
            <text:p>12/16/2006</text:p>
          </table:table-cell>
          <table:table-cell table:style-name="ce21" office:value-type="string">
            <text:p>OFFICER`S REPORT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11-19T00:00:00">
            <text:p>11/1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10-07T00:00:00">
            <text:p>10/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8-18T00:00:00">
            <text:p>8/1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FAIRFIELD GOVERNORS GREEN</text:p>
          </table:table-cell>
        </table:table-row>
        <table:table-row table:style-name="ro2">
          <table:table-cell table:style-name="ce24" office:value-type="date" office:date-value="2006-01-09T00:00:00">
            <text:p>1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01T00:00:00">
            <text:p>1/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26T00:00:00">
            <text:p>1/26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13T00:00:00">
            <text:p>9/1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1T00:00:00">
            <text:p>7/21/2006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03T00:00:00">
            <text:p>6/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03T00:00:00">
            <text:p>6/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03T00:00:00">
            <text:p>6/3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16T00:00:00">
            <text:p>3/1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30T00:00:00">
            <text:p>1/30/2006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08T00:00:00">
            <text:p>11/8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09T00:00:00">
            <text:p>11/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03T00:00:00">
            <text:p>11/3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19T00:00:00">
            <text:p>8/19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02T00:00:00">
            <text:p>3/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02T00:00:00">
            <text:p>3/2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07T00:00:00">
            <text:p>9/7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NEVADA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4" office:value-type="date" office:date-value="2006-11-07T00:00:00">
            <text:p>11/7/2006</text:p>
          </table:table-cell>
          <table:table-cell table:style-name="ce21" office:value-type="string">
            <text:p>DRUGS, PWID MARIJUANA </text:p>
          </table:table-cell>
          <table:table-cell table:style-name="ce21" office:value-type="string">
            <text:p>NEWMA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25T00:00:00">
            <text:p>6/2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NEWMA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7T00:00:00">
            <text:p>7/27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NEWMA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16T00:00:00">
            <text:p>6/16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NINA CIRCL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4" office:value-type="date" office:date-value="2006-09-06T00:00:00">
            <text:p>9/6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AKTREE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OAKTREE</text:p>
          </table:table-cell>
        </table:table-row>
        <table:table-row table:style-name="ro2">
          <table:table-cell table:style-name="ce24" office:value-type="date" office:date-value="2006-08-09T00:00:00">
            <text:p>8/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AKTREE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OAKTREE</text:p>
          </table:table-cell>
        </table:table-row>
        <table:table-row table:style-name="ro2">
          <table:table-cell table:style-name="ce24" office:value-type="date" office:date-value="2006-02-04T00:00:00">
            <text:p>2/4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AKTREE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OAKTREE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LD 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0T00:00:00">
            <text:p>7/20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LD 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30T00:00:00">
            <text:p>1/30/2006</text:p>
          </table:table-cell>
          <table:table-cell table:style-name="ce21" office:value-type="string">
            <text:p>DISCHARGE FIREARM OR MISSILE IN/AT OCCUPIED BLDG</text:p>
          </table:table-cell>
          <table:table-cell table:style-name="ce21" office:value-type="string">
            <text:p>OLD 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30T00:00:00">
            <text:p>1/3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15T00:00:00">
            <text:p>1/15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OLD 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15T00:00:00">
            <text:p>1/15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MOORETOWN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12T00:00:00">
            <text:p>11/12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TAYLOR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07T00:00:00">
            <text:p>5/7/2006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OLD TAYLOR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04T00:00:00">
            <text:p>4/4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ENN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OLD QUAKER ESTATES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ENN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OLD QUAKER ESTATES</text:p>
          </table:table-cell>
        </table:table-row>
        <table:table-row table:style-name="ro2">
          <table:table-cell table:style-name="ce24" office:value-type="date" office:date-value="2006-02-05T00:00:00">
            <text:p>2/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2-05T00:00:00">
            <text:p>2/5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18T00:00:00">
            <text:p>12/18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15T00:00:00">
            <text:p>11/15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26T00:00:00">
            <text:p>11/26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22T00:00:00">
            <text:p>11/22/2006</text:p>
          </table:table-cell>
          <table:table-cell table:style-name="ce21" office:value-type="string">
            <text:p>WEARING MASK IN PUBLIC PLA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22T00:00:00">
            <text:p>11/22/2006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22T00:00:00">
            <text:p>11/22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25T00:00:00">
            <text:p>11/2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20T00:00:00">
            <text:p>10/20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12T00:00:00">
            <text:p>11/1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11T00:00:00">
            <text:p>11/11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11T00:00:00">
            <text:p>11/1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03T00:00:00">
            <text:p>11/3/2006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25T00:00:00">
            <text:p>10/25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04T00:00:00">
            <text:p>7/4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9T00:00:00">
            <text:p>9/29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9T00:00:00">
            <text:p>9/29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9T00:00:00">
            <text:p>9/29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9T00:00:00">
            <text:p>9/29/2006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7T00:00:00">
            <text:p>9/27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6T00:00:00">
            <text:p>9/26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6T00:00:00">
            <text:p>9/26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5T00:00:00">
            <text:p>9/25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5T00:00:00">
            <text:p>9/25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5T00:00:00">
            <text:p>9/25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5T00:00:00">
            <text:p>9/25/2006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4T00:00:00">
            <text:p>9/24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4T00:00:00">
            <text:p>9/24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01T00:00:00">
            <text:p>10/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30T00:00:00">
            <text:p>9/3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05T00:00:00">
            <text:p>10/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12T00:00:00">
            <text:p>9/12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12T00:00:00">
            <text:p>9/12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12T00:00:00">
            <text:p>9/1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10T00:00:00">
            <text:p>9/10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10T00:00:00">
            <text:p>9/1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18T00:00:00">
            <text:p>8/18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6T00:00:00">
            <text:p>9/2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15T00:00:00">
            <text:p>8/15/2006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03T00:00:00">
            <text:p>7/3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30T00:00:00">
            <text:p>7/30/2006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25T00:00:00">
            <text:p>8/2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23T00:00:00">
            <text:p>8/2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13T00:00:00">
            <text:p>8/13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02T00:00:00">
            <text:p>8/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01T00:00:00">
            <text:p>8/1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0T00:00:00">
            <text:p>7/20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19T00:00:00">
            <text:p>7/19/2006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05T00:00:00">
            <text:p>7/5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08T00:00:00">
            <text:p>7/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ARSON </text:p>
          </table:table-cell>
          <table:table-cell table:style-name="ce22" office:value-type="string">
            <text:p>RICHMOND ROAD </text:p>
          </table:table-cell>
          <table:table-cell table:style-name="ce25" office:value-type="float" office:value="23188">
            <text:p>23188</text:p>
          </table:table-cell>
          <table:table-cell table:style-name="ce21"/>
        </table:table-row>
        <table:table-row table:style-name="ro2">
          <table:table-cell table:style-name="ce24" office:value-type="date" office:date-value="2006-07-01T00:00:00">
            <text:p>7/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30T00:00:00">
            <text:p>6/30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29T00:00:00">
            <text:p>6/29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27T00:00:00">
            <text:p>6/27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27T00:00:00">
            <text:p>6/2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22T00:00:00">
            <text:p>6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21T00:00:00">
            <text:p>6/21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10T00:00:00">
            <text:p>6/10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29T00:00:00">
            <text:p>5/29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28T00:00:00">
            <text:p>5/28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5-16T00:00:00">
            <text:p>5/16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28T00:00:00">
            <text:p>4/2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30T00:00:00">
            <text:p>3/30/2006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28T00:00:00">
            <text:p>3/28/2006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13T00:00:00">
            <text:p>3/13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2-19T00:00:00">
            <text:p>2/19/2006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2-19T00:00:00">
            <text:p>2/19/2006</text:p>
          </table:table-cell>
          <table:table-cell table:style-name="ce21" office:value-type="string">
            <text:p>UNLAWFUL PURCHASE OR POSSESS ALCOHOLIC BEVER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2-09T00:00:00">
            <text:p>2/9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2-02T00:00:00">
            <text:p>2/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26T00:00:00">
            <text:p>1/26/2006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12T00:00:00">
            <text:p>1/12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1-02T00:00:00">
            <text:p>1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09T00:00:00">
            <text:p>10/9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9T00:00:00">
            <text:p>9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4T00:00:00">
            <text:p>9/24/2006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9T00:00:00">
            <text:p>7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8T00:00:00">
            <text:p>7/28/2006</text:p>
          </table:table-cell>
          <table:table-cell table:style-name="ce21" office:value-type="string">
            <text:p>PROSTITUTION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4-15T00:00:00">
            <text:p>4/15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3-08T00:00:00">
            <text:p>3/8/2006</text:p>
          </table:table-cell>
          <table:table-cell table:style-name="ce21" office:value-type="string">
            <text:p>SHOOT OR THROW MISSILES AT OCCUPIED VEHICLES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2-20T00:00:00">
            <text:p>2/2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13T00:00:00">
            <text:p>9/13/2006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13T00:00:00">
            <text:p>9/13/2006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02T00:00:00">
            <text:p>10/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13T00:00:00">
            <text:p>7/13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RICHMOND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02T00:00:00">
            <text:p>6/2/2006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RT 132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22T00:00:00">
            <text:p>11/22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T 132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05T00:00:00">
            <text:p>8/5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T 199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RT 199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T 199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23T00:00:00">
            <text:p>7/23/2006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T 199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19T00:00:00">
            <text:p>7/19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T 199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01T00:00:00">
            <text:p>10/1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RT 199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18T00:00:00">
            <text:p>10/18/2006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RT 199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22T00:00:00">
            <text:p>10/22/2006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CHENCK ESTATE</text:p>
          </table:table-cell>
        </table:table-row>
        <table:table-row table:style-name="ro2">
          <table:table-cell table:style-name="ce24" office:value-type="date" office:date-value="2006-08-16T00:00:00">
            <text:p>8/16/2006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CHENCK ESTATE</text:p>
          </table:table-cell>
        </table:table-row>
        <table:table-row table:style-name="ro2">
          <table:table-cell table:style-name="ce24" office:value-type="date" office:date-value="2006-08-19T00:00:00">
            <text:p>8/19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CHENCK ESTATE</text:p>
          </table:table-cell>
        </table:table-row>
        <table:table-row table:style-name="ro2">
          <table:table-cell table:style-name="ce24" office:value-type="date" office:date-value="2006-07-11T00:00:00">
            <text:p>7/11/2006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CHENCK ESTATE</text:p>
          </table:table-cell>
        </table:table-row>
        <table:table-row table:style-name="ro2">
          <table:table-cell table:style-name="ce24" office:value-type="date" office:date-value="2006-06-20T00:00:00">
            <text:p>6/20/2006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CHENCK ESTATE</text:p>
          </table:table-cell>
        </table:table-row>
        <table:table-row table:style-name="ro2">
          <table:table-cell table:style-name="ce24" office:value-type="date" office:date-value="2006-02-17T00:00:00">
            <text:p>2/17/2006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SCHENCK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CHENCK ESTATE</text:p>
          </table:table-cell>
        </table:table-row>
        <table:table-row table:style-name="ro2">
          <table:table-cell table:style-name="ce24" office:value-type="date" office:date-value="2006-12-17T00:00:00">
            <text:p>12/17/2006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ENTARA CIRCL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2-11T00:00:00">
            <text:p>12/11/2006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SENTARA CIRCL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1-28T00:00:00">
            <text:p>11/2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NTARA CIRCL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18T00:00:00">
            <text:p>10/1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NTARA CIRCL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16T00:00:00">
            <text:p>10/16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ENTARA CIRCL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15T00:00:00">
            <text:p>9/15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ENTARA CIRCL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1T00:00:00">
            <text:p>9/21/2006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SENTARA CIRCL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9-22T00:00:00">
            <text:p>9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NTARA CIRCL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04T00:00:00">
            <text:p>8/4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NTARA CIRCL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12T00:00:00">
            <text:p>7/12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ENTARA CIRCLE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27T00:00:00">
            <text:p>8/27/2006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HADY BLUFF PT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LANDING ESTATES</text:p>
          </table:table-cell>
        </table:table-row>
        <table:table-row table:style-name="ro2">
          <table:table-cell table:style-name="ce24" office:value-type="date" office:date-value="2006-03-22T00:00:00">
            <text:p>3/22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FARMS</text:p>
          </table:table-cell>
        </table:table-row>
        <table:table-row table:style-name="ro2">
          <table:table-cell table:style-name="ce24" office:value-type="string">
            <text:p>1/1/1970</text:p>
          </table:table-cell>
          <table:table-cell table:style-name="ce21" office:value-type="string">
            <text:p>AGGRAVATED SEXUAL BATTERY -VICTIM UNDER 13 YRS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8-26T00:00:00">
            <text:p>8/26/2006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6-27T00:00:00">
            <text:p>6/27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10-31T00:00:00">
            <text:p>10/31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FARMS</text:p>
          </table:table-cell>
        </table:table-row>
        <table:table-row table:style-name="ro2">
          <table:table-cell table:style-name="ce24" office:value-type="date" office:date-value="2006-07-17T00:00:00">
            <text:p>7/17/2006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FARMS</text:p>
          </table:table-cell>
        </table:table-row>
        <table:table-row table:style-name="ro2">
          <table:table-cell table:style-name="ce24" office:value-type="date" office:date-value="2006-06-11T00:00:00">
            <text:p>6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FARMS</text:p>
          </table:table-cell>
        </table:table-row>
        <table:table-row table:style-name="ro2">
          <table:table-cell table:style-name="ce24" office:value-type="date" office:date-value="2006-04-23T00:00:00">
            <text:p>4/23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FARMS</text:p>
          </table:table-cell>
        </table:table-row>
        <table:table-row table:style-name="ro2">
          <table:table-cell table:style-name="ce24" office:value-type="date" office:date-value="2006-04-23T00:00:00">
            <text:p>4/23/2006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KIMINO ROAD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FARMS</text:p>
          </table:table-cell>
        </table:table-row>
        <table:table-row table:style-name="ro2">
          <table:table-cell table:style-name="ce24" office:value-type="date" office:date-value="2006-05-30T00:00:00">
            <text:p>5/30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LER MILL ROAD </text:p>
          </table:table-cell>
          <table:table-cell table:style-name="ce21" office:value-type="float" office:value="23188">
            <text:p>23188</text:p>
          </table:table-cell>
        </table:table-row>
        <table:table-row table:style-name="ro2">
          <table:table-cell table:style-name="ce24" office:value-type="date" office:date-value="2006-07-11T00:00:00">
            <text:p>7/11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MINSTER PLAC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BANBURY CROSS</text:p>
          </table:table-cell>
        </table:table-row>
        <table:table-row table:style-name="ro2">
          <table:table-cell table:style-name="ce24" office:value-type="date" office:date-value="2006-01-28T00:00:00">
            <text:p>1/28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ESTMINSTER PLAC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BANBURY CROSS</text:p>
          </table:table-cell>
        </table:table-row>
        <table:table-row table:style-name="ro2">
          <table:table-cell table:style-name="ce24" office:value-type="date" office:date-value="2006-01-28T00:00:00">
            <text:p>1/28/2006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ESTMINSTER PLAC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BANBURY CROSS</text:p>
          </table:table-cell>
        </table:table-row>
        <table:table-row table:style-name="ro2">
          <table:table-cell table:style-name="ce24" office:value-type="date" office:date-value="2006-11-29T00:00:00">
            <text:p>11/29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CHIT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4" office:value-type="date" office:date-value="2006-06-06T00:00:00">
            <text:p>6/6/2006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CHITA LAN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KIMINO HILLS</text:p>
          </table:table-cell>
        </table:table-row>
        <table:table-row table:style-name="ro2">
          <table:table-cell table:style-name="ce24" office:value-type="date" office:date-value="2006-11-17T00:00:00">
            <text:p>11/17/2006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WILKINSON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CHENCK ESTATE</text:p>
          </table:table-cell>
        </table:table-row>
        <table:table-row table:style-name="ro2">
          <table:table-cell table:style-name="ce24" office:value-type="date" office:date-value="2006-08-25T00:00:00">
            <text:p>8/25/2006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LKINSON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CHENCK ESTATE</text:p>
          </table:table-cell>
        </table:table-row>
        <table:table-row table:style-name="ro2">
          <table:table-cell table:style-name="ce24" office:value-type="date" office:date-value="2006-08-13T00:00:00">
            <text:p>8/13/2006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ILKINSON DRIVE </text:p>
          </table:table-cell>
          <table:table-cell table:style-name="ce21" office:value-type="float" office:value="23188">
            <text:p>23188</text:p>
          </table:table-cell>
          <table:table-cell table:style-name="ce21" office:value-type="string">
            <text:p>SCHENCK ESTA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